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7c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CREATE DATABASE College;</text:p>
      <text:p text:style-name="Standard">Query OK, 1 row affected (0.10 sec)</text:p>
      <text:p text:style-name="Standard"/>
      <text:p text:style-name="Standard">mysql&gt; use College;</text:p>
      <text:p text:style-name="Standard">Database changed</text:p>
      <text:p text:style-name="Standard"/>
      <text:p text:style-name="Standard">mysql&gt; create table student(rollno int,name char(20),marks float, age int);</text:p>
      <text:p text:style-name="Standard">Query OK, 0 rows affected (0.34 sec)</text:p>
      <text:p text:style-name="Standard"/>
      <text:p text:style-name="Standard">mysql&gt; desc student;</text:p>
      <text:p text:style-name="Standard">+--------+----------+------+-----+---------+-------+</text:p>
      <text:p text:style-name="Standard">| Field <text:s/>| Type <text:s text:c="4"/>| Null | Key | Default | Extra |</text:p>
      <text:p text:style-name="Standard">+--------+----------+------+-----+---------+-------+</text:p>
      <text:p text:style-name="Standard">| rollno | int <text:s text:c="5"/>| YES <text:s/>| <text:s text:c="4"/>| NULL <text:s text:c="3"/>| <text:s text:c="6"/>|</text:p>
      <text:p text:style-name="Standard">| name <text:s text:c="2"/>| char(20) | YES <text:s/>| <text:s text:c="4"/>| NULL <text:s text:c="3"/>| <text:s text:c="6"/>|</text:p>
      <text:p text:style-name="Standard">| marks <text:s/>| float <text:s text:c="3"/>| YES <text:s/>| <text:s text:c="4"/>| NULL <text:s text:c="3"/>| <text:s text:c="6"/>|</text:p>
      <text:p text:style-name="Standard">| age <text:s text:c="3"/>| int <text:s text:c="5"/>| YES <text:s/>| <text:s text:c="4"/>| NULL <text:s text:c="3"/>| <text:s text:c="6"/>|</text:p>
      <text:p text:style-name="Standard">+--------+----------+------+-----+---------+-------+</text:p>
      <text:p text:style-name="Standard">4 rows in set (0.00 sec)</text:p>
      <text:p text:style-name="Standard"/>
      <text:p text:style-name="Standard">mysql&gt; ALTER TABLE student ADD COLUMN class char(20);</text:p>
      <text:p text:style-name="Standard">Query OK, 0 rows affected (0.26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+----------+------+-----+---------+-------+</text:p>
      <text:p text:style-name="Standard">| Field <text:s/>| Type <text:s text:c="4"/>| Null | Key | Default | Extra |</text:p>
      <text:p text:style-name="Standard">+--------+----------+------+-----+---------+-------+</text:p>
      <text:p text:style-name="Standard">| rollno | int <text:s text:c="5"/>| YES <text:s/>| <text:s text:c="4"/>| NULL <text:s text:c="3"/>| <text:s text:c="6"/>|</text:p>
      <text:p text:style-name="Standard">| name <text:s text:c="2"/>| char(20) | YES <text:s/>| <text:s text:c="4"/>| NULL <text:s text:c="3"/>| <text:s text:c="6"/>|</text:p>
      <text:p text:style-name="Standard">| marks <text:s/>| float <text:s text:c="3"/>| YES <text:s/>| <text:s text:c="4"/>| NULL <text:s text:c="3"/>| <text:s text:c="6"/>|</text:p>
      <text:p text:style-name="Standard">| age <text:s text:c="3"/>| int <text:s text:c="5"/>| YES <text:s/>| <text:s text:c="4"/>| NULL <text:s text:c="3"/>| <text:s text:c="6"/>|</text:p>
      <text:p text:style-name="Standard">| class <text:s/>| char(20) | YES <text:s/>| <text:s text:c="4"/>| NULL <text:s text:c="3"/>| <text:s text:c="6"/>|</text:p>
      <text:p text:style-name="Standard">+--------+----------+------+-----+---------+-------+</text:p>
      <text:p text:style-name="Standard">5 rows in set (0.00 sec)</text:p>
      <text:p text:style-name="Standard"/>
      <text:p text:style-name="Standard">mysql&gt; INSERT INTO student(rollno,name,marks,age,class) VALUES(1,'SHAM',50.78,21,"FE"),(2,'RAM',34.56,23,"SE"),(3,"SITA",12.34,24,'TE'),(4,"LAKSHMAN",56.56,22,'BE'),(5,"ARJUN",76.12,25,'BE'),(6,'NAKUL',45.67,26,"FE"),(7,'BHARAT',35.96,27,"SE"),(8,"GEETA",31.34,24,'TE'),(9,"KRISHAN",89.56,29,'TE'),(10,"SAHDEV",58.12,25,'SE'),(11,'BHEEM',48.67,20,"FE"),(12,'RAVAN',49.6,29,"TE"),(13,"KUNTI",31,26,'BE'),(14,"KISHAN",67.56,30,'TE'),(15,"SHATRUGAN",58.67,25,'SE'),(16,'YASHODA',49,23,"FE"),(17,'JANKEE',49.8,27,"TE"),(18,"DEVKI",31,26,'BE'),(19,"BALDEV",69.20,30,'TE'),(20,"KARN",58,19,'SE');</text:p>
      <text:p text:style-name="Standard">Query OK, <text:span text:style-name="T1">20 </text:span>rows affected (0.08 sec)</text:p>
      <text:p text:style-name="Standard">Records: <text:span text:style-name="T1">20</text:span> Duplicates: 0 <text:s/>Warnings: 0</text:p>
      <text:p text:style-name="Standard"/>
      <text:p text:style-name="Standard">mysql&gt; SELECT * FROM student;</text:p>
      <text:p text:style-name="Standard">+--------+-----------+-------+------+-------+</text:p>
      <text:p text:style-name="Standard">| rollno | name <text:s text:c="5"/>| marks | age <text:s/>| class |</text:p>
      <text:p text:style-name="Standard">+--------+-----------+-------+------+-------+</text:p>
      <text:p text:style-name="Standard">| <text:s text:c="5"/>1 | SHAM <text:s text:c="5"/>| 50.78 | <text:s text:c="2"/>21 | FE <text:s text:c="3"/>|</text:p>
      <text:p text:style-name="Standard"><text:soft-page-break/>| <text:s text:c="5"/>2 | RAM <text:s text:c="6"/>| 34.56 | <text:s text:c="2"/>23 | SE <text:s text:c="3"/>|</text:p>
      <text:p text:style-name="Standard">| <text:s text:c="5"/>3 | SITA <text:s text:c="5"/>| 12.34 | <text:s text:c="2"/>24 | TE <text:s text:c="3"/>|</text:p>
      <text:p text:style-name="Standard">| <text:s text:c="5"/>4 | LAKSHMAN <text:s/>| 56.56 | <text:s text:c="2"/>22 | BE <text:s text:c="3"/>|</text:p>
      <text:p text:style-name="Standard">| <text:s text:c="5"/>5 | ARJUN <text:s text:c="4"/>| 76.12 | <text:s text:c="2"/>25 | BE <text:s text:c="3"/>|</text:p>
      <text:p text:style-name="Standard">| <text:s text:c="5"/>6 | NAKUL <text:s text:c="4"/>| 45.67 | <text:s text:c="2"/>26 | FE <text:s text:c="3"/>|</text:p>
      <text:p text:style-name="Standard">| <text:s text:c="5"/>7 | BHARAT <text:s text:c="3"/>| 35.96 | <text:s text:c="2"/>27 | SE <text:s text:c="3"/>|</text:p>
      <text:p text:style-name="Standard">| <text:s text:c="5"/>8 | GEETA <text:s text:c="4"/>| 31.34 | <text:s text:c="2"/>24 | TE <text:s text:c="3"/>|</text:p>
      <text:p text:style-name="Standard">| <text:s text:c="5"/>9 | KRISHAN <text:s text:c="2"/>| 89.56 | <text:s text:c="2"/>29 | TE <text:s text:c="3"/>|</text:p>
      <text:p text:style-name="Standard">| <text:s text:c="4"/>10 | SAHDEV <text:s text:c="3"/>| 58.12 | <text:s text:c="2"/>25 | SE <text:s text:c="3"/>|</text:p>
      <text:p text:style-name="Standard">| <text:s text:c="4"/>11 | BHEEM <text:s text:c="4"/>| 48.67 | <text:s text:c="2"/>20 | FE <text:s text:c="3"/>|</text:p>
      <text:p text:style-name="Standard">| <text:s text:c="4"/>12 | RAVAN <text:s text:c="4"/>| <text:s/>49.6 | <text:s text:c="2"/>29 | TE <text:s text:c="3"/>|</text:p>
      <text:p text:style-name="Standard">| <text:s text:c="4"/>13 | KUNTI <text:s text:c="4"/>| <text:s text:c="3"/>31 | <text:s text:c="2"/>26 | BE <text:s text:c="3"/>|</text:p>
      <text:p text:style-name="Standard">| <text:s text:c="4"/>14 | KISHAN <text:s text:c="3"/>| 67.56 | <text:s text:c="2"/>30 | TE <text:s text:c="3"/>|</text:p>
      <text:p text:style-name="Standard">| <text:s text:c="4"/>15 | SHATRUGAN | 58.67 | <text:s text:c="2"/>25 | SE <text:s text:c="3"/>|</text:p>
      <text:p text:style-name="Standard">| <text:s text:c="4"/>16 | YASHODA <text:s text:c="2"/>| <text:s text:c="3"/>49 | <text:s text:c="2"/>23 | FE <text:s text:c="3"/>|</text:p>
      <text:p text:style-name="Standard">| <text:s text:c="4"/>17 | JANKEE <text:s text:c="3"/>| <text:s/>49.8 | <text:s text:c="2"/>27 | TE <text:s text:c="3"/>|</text:p>
      <text:p text:style-name="Standard">| <text:s text:c="4"/>18 | DEVKI <text:s text:c="4"/>| <text:s text:c="3"/>31 | <text:s text:c="2"/>26 | BE <text:s text:c="3"/>|</text:p>
      <text:p text:style-name="Standard">| <text:s text:c="4"/>19 | BALDEV <text:s text:c="3"/>| <text:s/>69.2 | <text:s text:c="2"/>30 | TE <text:s text:c="3"/>|</text:p>
      <text:p text:style-name="Standard">| <text:s text:c="4"/>20 | KARN <text:s text:c="5"/>| <text:s text:c="3"/>58 | <text:s text:c="2"/>19 | SE <text:s text:c="3"/>|</text:p>
      <text:p text:style-name="Standard">+--------+-----------+-------+------+-------+</text:p>
      <text:p text:style-name="Standard">20 rows in set (0.00 sec)</text:p>
      <text:p text:style-name="Standard"/>
      <text:p text:style-name="Standard">mysql&gt; desc student;</text:p>
      <text:p text:style-name="Standard">+--------+----------+------+-----+---------+-------+</text:p>
      <text:p text:style-name="Standard">| Field <text:s/>| Type <text:s text:c="4"/>| Null | Key | Default | Extra |</text:p>
      <text:p text:style-name="Standard">+--------+----------+------+-----+---------+-------+</text:p>
      <text:p text:style-name="Standard">| rollno | int <text:s text:c="5"/>| NO <text:s text:c="2"/>| PRI | NULL <text:s text:c="3"/>| <text:s text:c="6"/>|</text:p>
      <text:p text:style-name="Standard">| name <text:s text:c="2"/>| char(20) | YES <text:s/>| <text:s text:c="4"/>| NULL <text:s text:c="3"/>| <text:s text:c="6"/>|</text:p>
      <text:p text:style-name="Standard">| marks <text:s/>| float <text:s text:c="3"/>| YES <text:s/>| <text:s text:c="4"/>| NULL <text:s text:c="3"/>| <text:s text:c="6"/>|</text:p>
      <text:p text:style-name="Standard">| age <text:s text:c="3"/>| int <text:s text:c="5"/>| YES <text:s/>| <text:s text:c="4"/>| NULL <text:s text:c="3"/>| <text:s text:c="6"/>|</text:p>
      <text:p text:style-name="Standard">| class <text:s/>| char(20) | YES <text:s/>| <text:s text:c="4"/>| NULL <text:s text:c="3"/>| <text:s text:c="6"/>|</text:p>
      <text:p text:style-name="Standard">+--------+----------+------+-----+---------+-------+</text:p>
      <text:p text:style-name="Standard">5 rows in set (0.00 sec)</text:p>
      <text:p text:style-name="Standard"/>
      <text:p text:style-name="Standard">mysql&gt; SELECT SUM(marks) FROM student WHERE marks &gt; 30;</text:p>
      <text:p text:style-name="Standard">+-------------------+</text:p>
      <text:p text:style-name="Standard">| SUM(marks) <text:s text:c="7"/>|</text:p>
      <text:p text:style-name="Standard">+-------------------+</text:p>
      <text:p text:style-name="Standard">| 991.1699867248535 |</text:p>
      <text:p text:style-name="Standard">+-------------------+</text:p>
      <text:p text:style-name="Standard">1 row in set (0.00 sec)</text:p>
      <text:p text:style-name="Standard"/>
      <text:p text:style-name="Standard">mysql&gt; SELECT AVG(age) FROM student WHERE age &gt;20;</text:p>
      <text:p text:style-name="Standard">+----------+</text:p>
      <text:p text:style-name="Standard">| AVG(age) |</text:p>
      <text:p text:style-name="Standard">+----------+</text:p>
      <text:p text:style-name="Standard">| <text:s/>25.6667 |</text:p>
      <text:p text:style-name="Standard">+----------+</text:p>
      <text:p text:style-name="Standard">1 row in set (0.00 sec)</text:p>
      <text:p text:style-name="Standard"/>
      <text:p text:style-name="Standard">mysql&gt; SELECT COUNT(rollno) FROM student WHERE class='BE';</text:p>
      <text:p text:style-name="Standard">+---------------+</text:p>
      <text:p text:style-name="Standard"><text:soft-page-break/>| COUNT(rollno) |</text:p>
      <text:p text:style-name="Standard">+---------------+</text:p>
      <text:p text:style-name="Standard">| <text:s text:c="12"/>4 |</text:p>
      <text:p text:style-name="Standard">+---------------+</text:p>
      <text:p text:style-name="Standard">1 row in set (0.00 sec)</text:p>
      <text:p text:style-name="Standard"/>
      <text:p text:style-name="Standard">mysql&gt; SELECT * FROM student WHERE rollno=(SELECT MAX(rollno) FROM student);</text:p>
      <text:p text:style-name="Standard">+--------+------+-------+------+-------+</text:p>
      <text:p text:style-name="Standard">| rollno | name | marks | age <text:s/>| class |</text:p>
      <text:p text:style-name="Standard">+--------+------+-------+------+-------+</text:p>
      <text:p text:style-name="Standard">| <text:s text:c="4"/>20 | KARN | <text:s text:c="3"/>58 | <text:s text:c="2"/>19 | SE <text:s text:c="3"/>|</text:p>
      <text:p text:style-name="Standard">+--------+------+-------+------+-------+</text:p>
      <text:p text:style-name="Standard">1 row in set (0.00 sec)</text:p>
      <text:p text:style-name="Standard"/>
      <text:p text:style-name="Standard">mysql&gt; SELECT * FROM student WHERE marks=(SELECT MIN(marks) FROM student);</text:p>
      <text:p text:style-name="Standard">+--------+------+-------+------+-------+</text:p>
      <text:p text:style-name="Standard">| rollno | name | marks | age <text:s/>| class |</text:p>
      <text:p text:style-name="Standard">+--------+------+-------+------+-------+</text:p>
      <text:p text:style-name="Standard">| <text:s text:c="5"/>3 | SITA | 12.34 | <text:s text:c="2"/>24 | TE <text:s text:c="3"/>|</text:p>
      <text:p text:style-name="Standard">+--------+------+-------+------+-------+</text:p>
      <text:p text:style-name="Standard">1 row in set (0.00 sec)</text:p>
      <text:p text:style-name="Standard"/>
      <text:p text:style-name="Standard">mysql&gt; SELECT class,marks FROM student WHERE name LIKE "%SH%";</text:p>
      <text:p text:style-name="Standard">+-------+-------+</text:p>
      <text:p text:style-name="Standard">| class | marks |</text:p>
      <text:p text:style-name="Standard">+-------+-------+</text:p>
      <text:p text:style-name="Standard">| FE <text:s text:c="3"/>| 50.78 |</text:p>
      <text:p text:style-name="Standard">| BE <text:s text:c="3"/>| 56.56 |</text:p>
      <text:p text:style-name="Standard">| TE <text:s text:c="3"/>| 89.56 |</text:p>
      <text:p text:style-name="Standard">| TE <text:s text:c="3"/>| 67.56 |</text:p>
      <text:p text:style-name="Standard">| SE <text:s text:c="3"/>| 58.67 |</text:p>
      <text:p text:style-name="Standard">| FE <text:s text:c="3"/>| <text:s text:c="3"/>49 |</text:p>
      <text:p text:style-name="Standard">+-------+-------+</text:p>
      <text:p text:style-name="Standard">6 rows in set (0.00 sec)</text:p>
      <text:p text:style-name="Standard"/>
      <text:p text:style-name="Standard">mysql&gt; SELECT * FROM student WHERE name LIKE "%SH%";</text:p>
      <text:p text:style-name="Standard">+--------+-----------+-------+------+-------+</text:p>
      <text:p text:style-name="Standard">| rollno | name <text:s text:c="5"/>| marks | age <text:s/>| class |</text:p>
      <text:p text:style-name="Standard">+--------+-----------+-------+------+-------+</text:p>
      <text:p text:style-name="Standard">| <text:s text:c="5"/>1 | SHAM <text:s text:c="5"/>| 50.78 | <text:s text:c="2"/>21 | FE <text:s text:c="3"/>|</text:p>
      <text:p text:style-name="Standard">| <text:s text:c="5"/>4 | LAKSHMAN <text:s/>| 56.56 | <text:s text:c="2"/>22 | BE <text:s text:c="3"/>|</text:p>
      <text:p text:style-name="Standard">| <text:s text:c="5"/>9 | KRISHAN <text:s text:c="2"/>| 89.56 | <text:s text:c="2"/>29 | TE <text:s text:c="3"/>|</text:p>
      <text:p text:style-name="Standard">| <text:s text:c="4"/>14 | KISHAN <text:s text:c="3"/>| 67.56 | <text:s text:c="2"/>30 | TE <text:s text:c="3"/>|</text:p>
      <text:p text:style-name="Standard">| <text:s text:c="4"/>15 | SHATRUGAN | 58.67 | <text:s text:c="2"/>25 | SE <text:s text:c="3"/>|</text:p>
      <text:p text:style-name="Standard">| <text:s text:c="4"/>16 | YASHODA <text:s text:c="2"/>| <text:s text:c="3"/>49 | <text:s text:c="2"/>23 | FE <text:s text:c="3"/>|</text:p>
      <text:p text:style-name="Standard">+--------+-----------+-------+------+-------+</text:p>
      <text:p text:style-name="Standard">6 rows in set (0.00 sec)</text:p>
      <text:p text:style-name="Standard"/>
      <text:p text:style-name="Standard">mysql&gt; SELECT DISTINCT class FROM student;</text:p>
      <text:p text:style-name="Standard">+-------+</text:p>
      <text:p text:style-name="Standard">| class |</text:p>
      <text:p text:style-name="Standard">+-------+</text:p>
      <text:p text:style-name="Standard"><text:soft-page-break/>| FE <text:s text:c="3"/>|</text:p>
      <text:p text:style-name="Standard">| SE <text:s text:c="3"/>|</text:p>
      <text:p text:style-name="Standard">| TE <text:s text:c="3"/>|</text:p>
      <text:p text:style-name="Standard">| BE <text:s text:c="3"/>|</text:p>
      <text:p text:style-name="Standard">+-------+</text:p>
      <text:p text:style-name="Standard">4 rows in set (0.00 sec)</text:p>
      <text:p text:style-name="Standard"/>
      <text:p text:style-name="Standard">mysql&gt; SELECT AVG(age),class FROM student WHERE marks&gt;50 GROUP BY class;</text:p>
      <text:p text:style-name="Standard">+----------+-------+</text:p>
      <text:p text:style-name="Standard">| AVG(age) | class |</text:p>
      <text:p text:style-name="Standard">+----------+-------+</text:p>
      <text:p text:style-name="Standard">| <text:s/>21.0000 | FE <text:s text:c="3"/>|</text:p>
      <text:p text:style-name="Standard">| <text:s/>23.5000 | BE <text:s text:c="3"/>|</text:p>
      <text:p text:style-name="Standard">| <text:s/>29.6667 | TE <text:s text:c="3"/>|</text:p>
      <text:p text:style-name="Standard">| <text:s/>23.0000 | SE <text:s text:c="3"/>|</text:p>
      <text:p text:style-name="Standard">+----------+-------+</text:p>
      <text:p text:style-name="Standard">4 rows in set (0.00 sec)</text:p>
      <text:p text:style-name="Standard"/>
      <text:p text:style-name="Standard">mysql&gt; SELECT * FROM student HAVING rollno=17;</text:p>
      <text:p text:style-name="Standard">+--------+--------+-------+------+-------+</text:p>
      <text:p text:style-name="Standard">| rollno | name <text:s text:c="2"/>| marks | age <text:s/>| class |</text:p>
      <text:p text:style-name="Standard">+--------+--------+-------+------+-------+</text:p>
      <text:p text:style-name="Standard">| <text:s text:c="4"/>17 | JANKEE | <text:s/>49.8 | <text:s text:c="2"/>27 | TE <text:s text:c="3"/>|</text:p>
      <text:p text:style-name="Standard">+--------+--------+-------+------+-------+</text:p>
      <text:p text:style-name="Standard">1 row in set (0.00 sec)</text:p>
      <text:p text:style-name="Standard"/>
      <text:p text:style-name="Standard">mysql&gt; SELECT * FROM student WHERE age BETWEEN 20 and 25;</text:p>
      <text:p text:style-name="Standard">+--------+-----------+-------+------+-------+</text:p>
      <text:p text:style-name="Standard">| rollno | name <text:s text:c="5"/>| marks | age <text:s/>| class |</text:p>
      <text:p text:style-name="Standard">+--------+-----------+-------+------+-------+</text:p>
      <text:p text:style-name="Standard">| <text:s text:c="5"/>1 | SHAM <text:s text:c="5"/>| 50.78 | <text:s text:c="2"/>21 | FE <text:s text:c="3"/>|</text:p>
      <text:p text:style-name="Standard">| <text:s text:c="5"/>2 | RAM <text:s text:c="6"/>| 34.56 | <text:s text:c="2"/>23 | SE <text:s text:c="3"/>|</text:p>
      <text:p text:style-name="Standard">| <text:s text:c="5"/>3 | SITA <text:s text:c="5"/>| 12.34 | <text:s text:c="2"/>24 | TE <text:s text:c="3"/>|</text:p>
      <text:p text:style-name="Standard">| <text:s text:c="5"/>4 | LAKSHMAN <text:s/>| 56.56 | <text:s text:c="2"/>22 | BE <text:s text:c="3"/>|</text:p>
      <text:p text:style-name="Standard">| <text:s text:c="5"/>5 | ARJUN <text:s text:c="4"/>| 76.12 | <text:s text:c="2"/>25 | BE <text:s text:c="3"/>|</text:p>
      <text:p text:style-name="Standard">| <text:s text:c="5"/>8 | GEETA <text:s text:c="4"/>| 31.34 | <text:s text:c="2"/>24 | TE <text:s text:c="3"/>|</text:p>
      <text:p text:style-name="Standard">| <text:s text:c="4"/>10 | SAHDEV <text:s text:c="3"/>| 58.12 | <text:s text:c="2"/>25 | SE <text:s text:c="3"/>|</text:p>
      <text:p text:style-name="Standard">| <text:s text:c="4"/>11 | BHEEM <text:s text:c="4"/>| 48.67 | <text:s text:c="2"/>20 | FE <text:s text:c="3"/>|</text:p>
      <text:p text:style-name="Standard">| <text:s text:c="4"/>15 | SHATRUGAN | 58.67 | <text:s text:c="2"/>25 | SE <text:s text:c="3"/>|</text:p>
      <text:p text:style-name="Standard">| <text:s text:c="4"/>16 | YASHODA <text:s text:c="2"/>| <text:s text:c="3"/>49 | <text:s text:c="2"/>23 | FE <text:s text:c="3"/>|</text:p>
      <text:p text:style-name="Standard">+--------+-----------+-------+------+-------+</text:p>
      <text:p text:style-name="Standard">10 rows in set (0.00 sec)</text:p>
      <text:p text:style-name="Standard"/>
      <text:p text:style-name="Standard">mysql&gt; SELECT * FROM student WHERE age&gt;=20 and class="BE";</text:p>
      <text:p text:style-name="Standard">+--------+----------+-------+------+-------+</text:p>
      <text:p text:style-name="Standard">| rollno | name <text:s text:c="4"/>| marks | age <text:s/>| class |</text:p>
      <text:p text:style-name="Standard">+--------+----------+-------+------+-------+</text:p>
      <text:p text:style-name="Standard">| <text:s text:c="5"/>4 | LAKSHMAN | 56.56 | <text:s text:c="2"/>22 | BE <text:s text:c="3"/>|</text:p>
      <text:p text:style-name="Standard">| <text:s text:c="5"/>5 | ARJUN <text:s text:c="3"/>| 76.12 | <text:s text:c="2"/>25 | BE <text:s text:c="3"/>|</text:p>
      <text:p text:style-name="Standard">| <text:s text:c="4"/>13 | KUNTI <text:s text:c="3"/>| <text:s text:c="3"/>31 | <text:s text:c="2"/>26 | BE <text:s text:c="3"/>|</text:p>
      <text:p text:style-name="Standard">| <text:s text:c="4"/>18 | DEVKI <text:s text:c="3"/>| <text:s text:c="3"/>31 | <text:s text:c="2"/>26 | BE <text:s text:c="3"/>|</text:p>
      <text:p text:style-name="Standard">+--------+----------+-------+------+-------+</text:p>
      <text:p text:style-name="Standard"><text:soft-page-break/>4 rows in set (0.00 sec)</text:p>
      <text:p text:style-name="Standard"/>
      <text:p text:style-name="Standard">mysql&gt; INSERT INTO student VALUES(21,"BIBHEESHA",81,23,(NULL));</text:p>
      <text:p text:style-name="Standard">Query OK, 1 row affected (0.10 sec)</text:p>
      <text:p text:style-name="Standard"/>
      <text:p text:style-name="Standard">mysql&gt; SELECT * FROM student WHERE class IS NULL;</text:p>
      <text:p text:style-name="Standard">+--------+-----------+-------+------+-------+</text:p>
      <text:p text:style-name="Standard">| rollno | name <text:s text:c="5"/>| marks | age <text:s/>| class |</text:p>
      <text:p text:style-name="Standard">+--------+-----------+-------+------+-------+</text:p>
      <text:p text:style-name="Standard">| <text:s text:c="4"/>21 | BIBHEESHA | <text:s text:c="3"/>81 | <text:s text:c="2"/>23 | NULL <text:s/>|</text:p>
      <text:p text:style-name="Standard">+--------+-----------+-------+------+-------+</text:p>
      <text:p text:style-name="Standard">1 row in set (0.00 sec)</text:p>
      <text:p text:style-name="Standard"/>
      <text:p text:style-name="Standard">mysql&gt; SELECT class,COUNT(rollno) AS count_roll FROM student WHERE age &gt; 22 GROUP BY class HAVING count_roll &gt; 1;</text:p>
      <text:p text:style-name="Standard">+-------+------------+</text:p>
      <text:p text:style-name="Standard">| class | count_roll |</text:p>
      <text:p text:style-name="Standard">+-------+------------+</text:p>
      <text:p text:style-name="Standard">| SE <text:s text:c="3"/>| <text:s text:c="9"/>4 |</text:p>
      <text:p text:style-name="Standard">| TE <text:s text:c="3"/>| <text:s text:c="9"/>7 |</text:p>
      <text:p text:style-name="Standard">| BE <text:s text:c="3"/>| <text:s text:c="9"/>3 |</text:p>
      <text:p text:style-name="Standard">| FE <text:s text:c="3"/>| <text:s text:c="9"/>2 |</text:p>
      <text:p text:style-name="Standard">+-------+------------+</text:p>
      <text:p text:style-name="Standard">4 rows in set (0.00 sec)</text:p>
      <text:p text:style-name="Standard"/>
      <text:p text:style-name="Standard">mysql&gt; UPDATE student SET gender="f" WHERE name IN('SITA', 'GEETA', 'YASHODA','JANKEE','DEVKI','KUNTI');</text:p>
      <text:p text:style-name="Standard">Query OK, 6 rows affected (0.08 sec)</text:p>
      <text:p text:style-name="Standard">Rows matched: 6 <text:s/>Changed: 6 <text:s/>Warnings: 0</text:p>
      <text:p text:style-name="Standard"/>
      <text:p text:style-name="Standard">mysql&gt; SELECT * FROM student;</text:p>
      <text:p text:style-name="Standard">+--------+-----------+-------+------+-------+--------+</text:p>
      <text:p text:style-name="Standard">| rollno | name <text:s text:c="5"/>| marks | age <text:s/>| class | gender |</text:p>
      <text:p text:style-name="Standard">+--------+-----------+-------+------+-------+--------+</text:p>
      <text:p text:style-name="Standard">| <text:s text:c="5"/>1 | SHAM <text:s text:c="5"/>| 50.78 | <text:s text:c="2"/>21 | FE <text:s text:c="3"/>| m <text:s text:c="5"/>|</text:p>
      <text:p text:style-name="Standard">| <text:s text:c="5"/>2 | RAM <text:s text:c="6"/>| 34.56 | <text:s text:c="2"/>23 | SE <text:s text:c="3"/>| m <text:s text:c="5"/>|</text:p>
      <text:p text:style-name="Standard">| <text:s text:c="5"/>3 | SITA <text:s text:c="5"/>| 12.34 | <text:s text:c="2"/>24 | TE <text:s text:c="3"/>| f <text:s text:c="5"/>|</text:p>
      <text:p text:style-name="Standard">| <text:s text:c="5"/>4 | LAKSHMAN <text:s/>| 56.56 | <text:s text:c="2"/>22 | BE <text:s text:c="3"/>| m <text:s text:c="5"/>|</text:p>
      <text:p text:style-name="Standard">| <text:s text:c="5"/>5 | ARJUN <text:s text:c="4"/>| 76.12 | <text:s text:c="2"/>25 | BE <text:s text:c="3"/>| m <text:s text:c="5"/>|</text:p>
      <text:p text:style-name="Standard">| <text:s text:c="5"/>6 | NAKUL <text:s text:c="4"/>| 45.67 | <text:s text:c="2"/>26 | FE <text:s text:c="3"/>| m <text:s text:c="5"/>|</text:p>
      <text:p text:style-name="Standard">| <text:s text:c="5"/>7 | BHARAT <text:s text:c="3"/>| 35.96 | <text:s text:c="2"/>27 | SE <text:s text:c="3"/>| m <text:s text:c="5"/>|</text:p>
      <text:p text:style-name="Standard">| <text:s text:c="5"/>8 | GEETA <text:s text:c="4"/>| 31.34 | <text:s text:c="2"/>24 | TE <text:s text:c="3"/>| f <text:s text:c="5"/>|</text:p>
      <text:p text:style-name="Standard">| <text:s text:c="5"/>9 | KRISHAN <text:s text:c="2"/>| 89.56 | <text:s text:c="2"/>29 | TE <text:s text:c="3"/>| m <text:s text:c="5"/>|</text:p>
      <text:p text:style-name="Standard">| <text:s text:c="4"/>10 | SAHDEV <text:s text:c="3"/>| 58.12 | <text:s text:c="2"/>25 | SE <text:s text:c="3"/>| m <text:s text:c="5"/>|</text:p>
      <text:p text:style-name="Standard">| <text:s text:c="4"/>11 | BHEEM <text:s text:c="4"/>| 48.67 | <text:s text:c="2"/>20 | FE <text:s text:c="3"/>| m <text:s text:c="5"/>|</text:p>
      <text:p text:style-name="Standard">| <text:s text:c="4"/>12 | RAVAN <text:s text:c="4"/>| <text:s/>49.6 | <text:s text:c="2"/>29 | TE <text:s text:c="3"/>| m <text:s text:c="5"/>|</text:p>
      <text:p text:style-name="Standard">| <text:s text:c="4"/>13 | KUNTI <text:s text:c="4"/>| <text:s text:c="3"/>31 | <text:s text:c="2"/>26 | BE <text:s text:c="3"/>| f <text:s text:c="5"/>|</text:p>
      <text:p text:style-name="Standard">| <text:s text:c="4"/>14 | KISHAN <text:s text:c="3"/>| 67.56 | <text:s text:c="2"/>30 | TE <text:s text:c="3"/>| m <text:s text:c="5"/>|</text:p>
      <text:p text:style-name="Standard">| <text:s text:c="4"/>15 | SHATRUGAN | 58.67 | <text:s text:c="2"/>25 | SE <text:s text:c="3"/>| m <text:s text:c="5"/>|</text:p>
      <text:p text:style-name="Standard">| <text:s text:c="4"/>16 | YASHODA <text:s text:c="2"/>| <text:s text:c="3"/>49 | <text:s text:c="2"/>23 | FE <text:s text:c="3"/>| f <text:s text:c="5"/>|</text:p>
      <text:p text:style-name="Standard">| <text:s text:c="4"/>17 | JANKEE <text:s text:c="3"/>| <text:s/>49.8 | <text:s text:c="2"/>27 | TE <text:s text:c="3"/>| f <text:s text:c="5"/>|</text:p>
      <text:p text:style-name="Standard">| <text:s text:c="4"/>18 | DEVKI <text:s text:c="4"/>| <text:s text:c="3"/>31 | <text:s text:c="2"/>26 | BE <text:s text:c="3"/>| f <text:s text:c="5"/>|</text:p>
      <text:p text:style-name="Standard"><text:soft-page-break/>| <text:s text:c="4"/>19 | BALDEV <text:s text:c="3"/>| <text:s/>69.2 | <text:s text:c="2"/>30 | TE <text:s text:c="3"/>| m <text:s text:c="5"/>|</text:p>
      <text:p text:style-name="Standard">| <text:s text:c="4"/>20 | KARN <text:s text:c="5"/>| <text:s text:c="3"/>58 | <text:s text:c="2"/>19 | SE <text:s text:c="3"/>| m <text:s text:c="5"/>|</text:p>
      <text:p text:style-name="Standard">| <text:s text:c="4"/>21 | BIBHEESHA | <text:s text:c="3"/>81 | <text:s text:c="2"/>23 | NULL <text:s/>| m <text:s text:c="5"/>|</text:p>
      <text:p text:style-name="Standard">+--------+-----------+-------+------+-------+--------+</text:p>
      <text:p text:style-name="Standard">21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1:34:56.963491658</meta:creation-date>
    <dc:date>2023-03-30T12:47:43.284987478</dc:date>
    <meta:editing-duration>PT1H12M4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6" meta:paragraph-count="231" meta:word-count="1821" meta:character-count="9593" meta:non-whitespace-character-count="6834"/>
  </office:meta>
</office:document-meta>
</file>